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1e64" officeooo:paragraph-rsid="00181e64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1e64" officeooo:paragraph-rsid="00181e6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1e64" officeooo:paragraph-rsid="001a43b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1e64" officeooo:paragraph-rsid="001e60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1e64" officeooo:paragraph-rsid="00206ee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81e64" officeooo:paragraph-rsid="00181e6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81e64" officeooo:paragraph-rsid="001a43b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e60d7" officeooo:paragraph-rsid="001e60d7" style:font-size-asian="16pt" style:font-weight-asian="bold" style:font-size-complex="16pt" style:font-weight-complex="bold"/>
    </style:style>
    <style:style style:name="T1" style:family="text">
      <style:text-properties officeooo:rsid="001843d2"/>
    </style:style>
    <style:style style:name="T2" style:family="text">
      <style:text-properties officeooo:rsid="001a43b5"/>
    </style:style>
    <style:style style:name="T3" style:family="text">
      <style:text-properties officeooo:rsid="001b847d"/>
    </style:style>
    <style:style style:name="T4" style:family="text">
      <style:text-properties officeooo:rsid="001cae14"/>
    </style:style>
    <style:style style:name="T5" style:family="text">
      <style:text-properties officeooo:rsid="001e60d7"/>
    </style:style>
    <style:style style:name="T6" style:family="text">
      <style:text-properties officeooo:rsid="00206ee8"/>
    </style:style>
    <style:style style:name="T7" style:family="text">
      <style:text-properties officeooo:rsid="00214e27"/>
    </style:style>
    <style:style style:name="T8" style:family="text">
      <style:text-properties officeooo:rsid="00229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arios para Projeto de </text:p>
      <text:p text:style-name="P1">Loteria Virtual</text:p>
      <text:p text:style-name="P2"/>
      <text:p text:style-name="P2"/>
      <text:p text:style-name="P6">Criacao de um sorteio de Loteria</text:p>
      <text:p text:style-name="P2"/>
      <text:p text:style-name="P2"><text:tab/>Ator: Antonio Dias(Gerente)</text:p>
      <text:p text:style-name="P5"><text:tab/>Antonio Dias e gerente do departamento de financas de <text:span text:style-name="T1">uma </text:span>empresa <text:span text:style-name="T1">de sorteios</text:span>. No último balanco de contas mensal, sua empresa teve um faturamento maior que o esperado, então Antonio decidiu <text:span text:style-name="T1">realizar um</text:span> sorteio <text:span text:style-name="T1">para seus clientes</text:span> <text:span text:style-name="T1">e dicidiu definir como prêmio 5% do lucro total obtido. Para isso decide fazer uso de um site espceializado em sorteios de loteria, que oferece a opção de lancamento de sorteios numericos personalizados a gosto de seus usuarios. Para </text:span><text:span text:style-name="T6">iniciar um sorteio </text:span><text:span text:style-name="T1">ele precisa informar atravez de um formulario a quantidade de numeros sorteados, o intervalo de numeros sorteaveis, a quantidade de sorteios a serem feitos, </text:span><text:span text:style-name="T2">o preco do bilhete,</text:span><text:span text:style-name="T1"> o </text:span><text:span text:style-name="T2">valor</text:span><text:span text:style-name="T1"> do prêmio distribuido para estes sorteios entre outras coisas. Caso tenha saldo suficiente </text:span><text:span text:style-name="T2">em sua conta, o valor correspondente e então debitado e </text:span><text:span text:style-name="T8">da-se inicio</text:span><text:span text:style-name="T2"> </text:span><text:span text:style-name="T8">a</text:span><text:span text:style-name="T4">o periodo de</text:span><text:span text:style-name="T2"> a compra de bilhetes. </text:span><text:span text:style-name="T7">E</text:span><text:span text:style-name="T4">stes </text:span><text:span text:style-name="T7">belhetes podem ser comprados por qualquer ususario desse sietema e estarao siponiveis</text:span><text:span text:style-name="T2"> </text:span><text:span text:style-name="T6">ate que os sorteio seja finalizado</text:span><text:span text:style-name="T2">.</text:span></text:p>
      <text:p text:style-name="P2"/>
      <text:p text:style-name="P7"><text:span text:style-name="T2">Compra de </text:span>um <text:span text:style-name="T2">bilhete</text:span> de <text:span text:style-name="T2">para um sorteio</text:span></text:p>
      <text:p text:style-name="P3"/>
      <text:p text:style-name="P3"><text:tab/>Ator: <text:span text:style-name="T2">Marcos</text:span> <text:span text:style-name="T2">Aguiar</text:span>(<text:span text:style-name="T2">Apostador</text:span>)</text:p>
      <text:p text:style-name="P3"><text:tab/><text:span text:style-name="T2">Marcos</text:span> <text:span text:style-name="T2">Aguiar</text:span> e <text:span text:style-name="T2">um apostador ávido de sorteios de loteria</text:span>. <text:span text:style-name="T2">Sentindo se com sorte, decidiu apostar em um sorteio dentre os vários listados em um site de loteria online, onde os usuarios criam os próprios sorteios. Apos ler a breve descricao deste sorteio se interessou e iniciou o precesso de compra onde e nescesssario que escolha os numeros que deseja apostar </text:span><text:span text:style-name="T3">conforme as regras deste sorteio</text:span><text:span text:style-name="T2"> </text:span><text:span text:style-name="T3">e confirmar a compra. Se tiver saldo sulficiente em sua conta, a compra então e autorizada e o valor e automaticamente debitado.</text:span></text:p>
      <text:p text:style-name="P3"/>
      <text:p text:style-name="P8">Balanco de apostas</text:p>
      <text:p text:style-name="P4"/>
      <text:p text:style-name="P4"><text:tab/>Ator: <text:span text:style-name="T2">Marcos</text:span> <text:span text:style-name="T2">Aguiar</text:span>(<text:span text:style-name="T2">Apostador</text:span>)</text:p>
      <text:p text:style-name="P4"><text:tab/><text:span text:style-name="T2">Marcos </text:span><text:span text:style-name="T5">fez várias apostas neste site e gostaria de vizualizar um balanco resumido de seus jogos. Para isso o site oferece uma ara de vizualizacao, depois de logado, que mostra um resumo com sorteios participados, número de bilhetes comprados, prêmio recebido e o prêmio total do sortei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8T22:56:07.685000000</dc:date>
    <meta:editing-duration>PT20M12S</meta:editing-duration>
    <meta:editing-cycles>6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1" meta:word-count="327" meta:character-count="2022" meta:non-whitespace-character-count="1699"/>
  </office:meta>
</office:document-meta>
</file>